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as number of workers increases (always 0 workers for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MB of pre-emptive pulls in managed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4T21:28:30Z</meta:creation-date>
    <dc:date>2023-07-24T21:28:3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